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ee58" officeooo:paragraph-rsid="0001ee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myfirst commit. -Erin McLe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n McLean</meta:initial-creator>
    <meta:creation-date>2014-01-26T14:42:55.310747947</meta:creation-date>
    <dc:date>2014-01-26T14:43:48.854064736</dc:date>
    <dc:creator>Erin McLean</dc:creator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36" meta:non-whitespace-character-count="31"/>
    <meta:generator>LibreOffice/4.1.3.2$Linux_X86_64 LibreOffice_project/410m0$Build-2</meta:generator>
  </office:meta>
</office:document-meta>
</file>